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Absendername" style:master-page-name="MPF0" style:family="paragraph">
      <style:paragraph-properties fo:break-before="page"/>
    </style:style>
    <style:style style:name="P10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1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2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3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4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5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6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7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8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19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20" style:parent-style-name="Emfängeradresse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right" style:position="5.7687in"/>
        </style:tab-stops>
      </style:paragraph-properties>
    </style:style>
    <style:style style:name="P21" style:parent-style-name="Unterschrift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Mssab Obeado</text:p>
      <text:p text:style-name="Kontaktinformationen">[Adresse], [mobile], [mail]</text:p>
      <text:p text:style-name="Datum">Datum: 26.11.18</text:p>
      <text:p text:style-name="Emfängeradresse">Telefónica O2 Germany GmbH &amp;<text:s/>Co. OHG</text:p>
      <text:p text:style-name="Emfängeradresse">Kundenbetreuung</text:p>
      <text:p text:style-name="Emfängeradresse">90345 Nürnberg</text:p>
      <text:p text:style-name="Emfängeradresse"/>
      <text:p text:style-name="P10"><text:tab/><text:tab/><text:tab/><text:tab/>Kundennummer: 6033184562</text:p>
      <text:p text:style-name="P11"/>
      <text:p text:style-name="P12">Kündigung Handyvertrag:<text:tab/>26.11.18<text:s/></text:p>
      <text:p text:style-name="P13"/>
      <text:p text:style-name="P14"/>
      <text:p text:style-name="P15">Sehr geehrte Damen und Herren,</text:p>
      <text:p text:style-name="P16"/>
      <text:p text:style-name="P17">hiermit kündige ich meinen oben genannten Handyvertrag fristgerecht zum nächstmöglichen Zeitpunkt. Bitte senden Sie mir eine schriftliche Bestätigung der Kündigung unter Angabe des Beendigungszeitpunktes zu.</text:p>
      <text:p text:style-name="P18"/>
      <text:p text:style-name="P19"><text:s/></text:p>
      <text:p text:style-name="P20">Mit freundlichen Grüßen</text:p>
      <text:p text:style-name="P21">Mssab Obeado</text:p>
      <text:p text:style-name="IhreAnred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style:font-name="Arial" style:font-name-complex="Arial" fo:language="de" fo:country="DE" style:language-asian="de" style:country-asian="D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Grußformel" style:display-name="Grußformel" style:family="paragraph" style:parent-style-name="Standard">
      <style:paragraph-properties fo:margin-bottom="0.6666in"/>
      <style:text-properties fo:hyphenate="false"/>
    </style:style>
    <style:style style:name="Unterschrift" style:display-name="Unterschrift" style:family="paragraph" style:parent-style-name="Standard">
      <style:paragraph-properties fo:margin-top="0.6666in"/>
      <style:text-properties fo:hyphenate="false"/>
    </style:style>
    <style:style style:name="Textkörper" style:display-name="Textkörper" style:family="paragraph" style:parent-style-name="Standard">
      <style:paragraph-properties fo:margin-bottom="0.1666in"/>
      <style:text-properties fo:hyphenate="false"/>
    </style:style>
    <style:style style:name="Anrede" style:display-name="Anrede" style:family="paragraph" style:parent-style-name="Standard" style:next-style-name="Standard">
      <style:paragraph-properties fo:margin-top="0.3333in" fo:margin-bottom="0.1666in"/>
      <style:text-properties fo:hyphenate="false"/>
    </style:style>
    <style:style style:name="Datum" style:display-name="Datum" style:family="paragraph" style:parent-style-name="Standard" style:next-style-name="Standard">
      <style:paragraph-properties fo:margin-top="1.0833in" fo:margin-bottom="0.3333in"/>
      <style:text-properties fo:hyphenate="false"/>
    </style:style>
    <style:style style:name="Absenderadresse" style:display-name="Absenderadresse" style:family="paragraph" style:parent-style-name="Standard">
      <style:paragraph-properties fo:text-align="end" fo:margin-top="0.0416in"/>
      <style:text-properties style:font-name="Century Gothic" style:font-name-complex="Century Gothic" fo:font-size="8pt" style:font-size-asian="8pt" style:font-size-complex="8pt" style:language-complex="de" style:country-complex="DE" fo:hyphenate="false"/>
    </style:style>
    <style:style style:name="Absendername" style:display-name="Absendername" style:family="paragraph" style:parent-style-name="Absenderadresse" style:next-style-name="Absenderadresse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6pt" style:font-size-asian="16pt" style:font-size-complex="16pt" fo:hyphenate="false"/>
    </style:style>
    <style:style style:name="Emfängeradresse" style:display-name="Emfängeradresse" style:family="paragraph" style:parent-style-name="Standard">
      <style:text-properties style:language-complex="de" style:country-complex="DE" fo:hyphenate="false"/>
    </style:style>
    <style:style style:name="ccAnlage" style:display-name="cc:/Anlage" style:family="paragraph" style:parent-style-name="Standard">
      <style:paragraph-properties fo:margin-bottom="0.1666in" fo:margin-left="1in" fo:text-indent="-1in">
        <style:tab-stops>
          <style:tab-stop style:type="left" style:position="0in"/>
        </style:tab-stops>
      </style:paragraph-properties>
      <style:text-properties style:language-complex="de" style:country-complex="DE" fo:hyphenate="false"/>
    </style:style>
    <style:style style:name="Kontaktinformationen" style:display-name="Kontaktinformationen" style:family="paragraph" style:parent-style-name="Standard">
      <style:paragraph-properties fo:text-align="end" fo:margin-top="0.0416in"/>
      <style:text-properties style:font-name="Century Gothic" style:font-name-complex="Century Gothic" fo:font-size="8pt" style:font-size-asian="8pt" style:font-size-complex="8pt" style:language-complex="de" style:country-complex="DE" fo:hyphenate="false"/>
    </style:style>
    <style:style style:name="IhreAnrede" style:display-name="Ihre Anrede" style:family="paragraph" style:parent-style-name="Standard">
      <style:paragraph-properties fo:margin-bottom="0.1666in"/>
      <style:text-properties style:language-complex="de" style:country-complex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.25in" fo:margin-bottom="0.6701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701in"/>
      </style:header-style>
      <style:footer-style>
        <style:header-footer-properties style:dynamic-spacing="true" fo:min-height="0.3298in"/>
      </style:footer-style>
    </style:page-layout>
    <style:style style:name="TableColumn3" style:family="table-column">
      <style:table-column-properties style:column-width="5.9187in"/>
    </style:style>
    <style:style style:name="Table2" style:family="table">
      <style:table-properties style:width="5.9187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6" style:parent-style-name="Standard" style:family="paragraph">
      <style:paragraph-properties fo:text-align="end"/>
      <style:text-properties style:font-name="Century Gothic" style:language-complex="de" style:country-complex="DE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9" style:parent-style-name="Standard" style:family="paragraph">
      <style:paragraph-properties fo:text-align="end"/>
      <style:text-properties style:font-name="Century Gothic" fo:font-weight="bold" style:font-weight-asian="bold" style:font-weight-complex="bold" fo:font-size="8pt" style:font-size-asian="8pt" style:font-size-complex="8pt" style:language-complex="de" style:country-complex="DE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Ihr Name</text:p>
            </table:table-cell>
          </table:table-row>
          <table:table-row table:style-name="TableRow7">
            <table:table-cell table:style-name="TableCell8">
              <text:p text:style-name="P9">Adresse, Telefon, Fax, E-Mail</text:p>
            </table:table-cell>
          </table:table-row>
        </table:table>
        <text:p text:style-name="Standard"/>
      </style:footer>
    </style:master-page>
    <style:master-page style:next-style-name="MP0" style:name="MPF0" style:page-layout-name="PL0">
      <style:header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ussab Obeado</meta:initial-creator>
    <dc:creator>Mussab Obeado</dc:creator>
    <meta:creation-date>2018-11-26T08:56:00Z</meta:creation-date>
    <dc:date>2018-11-26T09:21:00Z</dc:date>
    <meta:template xlink:href="Resignation%20due%20to%20merger" xlink:type="simple"/>
    <meta:editing-cycles>2</meta:editing-cycles>
    <meta:editing-duration>PT0S</meta:editing-duration>
    <meta:user-defined meta:name="_TemplateID">TC060916261031</meta:user-defined>
    <meta:document-statistic meta:page-count="1" meta:paragraph-count="1" meta:word-count="64" meta:character-count="472" meta:row-count="3" meta:non-whitespace-character-count="409"/>
  </office:meta>
</office:document-meta>
</file>